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05cm" svg:stroke-color="#00cc33" draw:marker-start-width="0.125cm" draw:marker-end-width="0.12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otted_20__28_var_29_" svg:stroke-width="0.05cm" svg:stroke-color="#cc33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941cm"/>
    </style:style>
    <style:style style:name="gr7" style:family="graphic" style:parent-style-name="standard">
      <style:graphic-properties draw:stroke="none" draw:stroke-dash="Line_20_Style_20_9" svg:stroke-width="0.05cm" svg:stroke-color="#000000" draw:marker-start-width="0.125cm" draw:marker-end-width="0.125cm" draw:fill="none" draw:fill-color="#ffffff" fo:min-height="0.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05cm"/>
    </style:style>
    <style:style style:name="gr9" style:family="graphic" style:parent-style-name="standard">
      <style:graphic-properties draw:stroke="dash" draw:stroke-dash="Line_20_Style_20_9" svg:stroke-width="0cm" svg:stroke-color="#33333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1c1c1c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cm" draw:marker-start="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stroke="dash" draw:stroke-dash="Ultrafine_20_Dashed" svg:stroke-width="0cm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Ultrafine_20_Dashed" svg:stroke-width="0cm" draw:marker-start="Arrow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width="0cm" svg:stroke-color="#1c1c1c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svg:stroke-width="0cm" svg:stroke-color="#1c1c1c" draw:marker-start="Linienende_20_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svg:stroke-width="0cm" svg:stroke-color="#1c1c1c" draw:marker-start="Linienende_20_3" draw:marker-start-width="0.2cm" draw:marker-end="Linienende_20_3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cm" draw:marker-start="Linienende_20_3" draw:marker-start-width="0.3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svg:stroke-width="0cm" draw:marker-start-width="0.2cm" draw:marker-end="Linienende_20_3" draw:marker-end-width="0.3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marker-end="Linienende_20_3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draw:marker-end="Linienende_20_3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end="Linienende_20_3" draw:marker-end-width="0.3cm" draw:fill="none" draw:textarea-vertical-align="middle"/>
    </style:style>
    <style:style style:name="gr25" style:family="graphic" style:parent-style-name="objectwithoutfill">
      <style:graphic-properties draw:marker-start="" draw:marker-end="Linienende_20_3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295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width="0cm" svg:stroke-color="#666666" draw:marker-start-width="0.2cm" draw:marker-end-width="0.2cm" draw:fill="none" draw:fill-color="#ffffff" fo:min-height="1cm"/>
    </style:style>
    <style:style style:name="gr29" style:family="graphic" style:parent-style-name="Object_20_with_20_no_20_fill_20_and_20_no_20_line">
      <style:graphic-properties svg:stroke-width="0cm" svg:stroke-color="#666666" draw:marker-start-width="0.2cm" draw:marker-end-width="0.2cm" draw:textarea-vertical-align="middle" draw:ole-draw-aspect="1"/>
    </style:style>
    <style:style style:name="gr30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0.476cm"/>
    </style:style>
    <style:style style:name="gr31" style:family="graphic" style:parent-style-name="standard">
      <style:graphic-properties draw:stroke="none" svg:stroke-width="0.03cm" svg:stroke-color="#000000" draw:marker-start-width="0.245cm" draw:marker-end-width="0.245cm" draw:fill="none" draw:fill-color="#ffffff" fo:min-height="1cm"/>
    </style:style>
    <style:style style:name="gr32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33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cm" svg:stroke-color="#666666" draw:marker-start-width="0.2cm" draw:marker-end-width="0.2cm" draw:fill="hatch" draw:fill-hatch-name="Black_20_45_20_Degrees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666666" draw:fill="none" draw:fill-color="#ffffff" fo:min-height="1cm"/>
    </style:style>
    <style:style style:name="gr37" style:family="graphic" style:parent-style-name="standard">
      <style:graphic-properties draw:stroke="none" svg:stroke-color="#666666" draw:fill="none" draw:fill-color="#ffffff" fo:min-height="1.05cm"/>
    </style:style>
    <style:style style:name="gr38" style:family="graphic" style:parent-style-name="objectwithoutfill">
      <style:graphic-properties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40" style:family="graphic" style:parent-style-name="objectwithoutfill">
      <style:graphic-properties draw:stroke="solid" draw:stroke-dash="Line_20_Style_20_9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.7cm"/>
    </style:style>
    <style:style style:name="gr42" style:family="graphic" style:parent-style-name="objectwithoutfill">
      <style:graphic-properties draw:stroke="solid" draw:stroke-dash="Ultrafine_20_Dashed"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3" style:family="graphic" style:parent-style-name="objectwithoutfill">
      <style:graphic-properties draw:stroke="solid" draw:stroke-dash="Ultrafine_20_Dashed"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solid" draw:stroke-dash="Ultrafine_20_Dashed"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5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46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47" style:family="graphic" style:parent-style-name="Object_20_with_20_no_20_fill_20_and_20_no_20_line">
      <style:graphic-properties svg:stroke-color="#666666" draw:textarea-vertical-align="middle" draw:ole-draw-aspect="1"/>
    </style:style>
    <style:style style:name="gr48" style:family="graphic" style:parent-style-name="standard">
      <style:graphic-properties draw:stroke="none" svg:stroke-color="#666666" draw:fill="none" draw:fill-color="#ffffff" fo:min-height="1.068cm"/>
    </style:style>
    <style:style style:name="gr49" style:family="graphic" style:parent-style-name="objectwithoutfill">
      <style:graphic-properties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0" style:family="graphic" style:parent-style-name="objectwithoutfill">
      <style:graphic-properties draw:stroke="dash" draw:stroke-dash="Fine_20_Dashed" svg:stroke-width="0.03cm" svg:stroke-color="#000000" draw:marker-start-width="0.245cm" draw:marker-end="Linienende_20_3" draw:marker-end-width="0.345cm" draw:fill="none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draw:stroke="dash" draw:stroke-dash="Fine_20_Dashed" svg:stroke-width="0cm" draw:marker-start="Arrowheads_20_1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  <style:text-properties style:font-name="Times New Roman" fo:font-weight="normal" style:font-weight-asian="normal" style:font-weight-complex="normal"/>
    </style:style>
    <style:style style:name="P5" style:family="paragraph">
      <style:paragraph-properties fo:text-align="start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>
      <style:text-properties style:font-name="Times New Roman"/>
    </style:style>
    <style:style style:name="P8" style:family="paragraph">
      <style:text-properties style:font-name="Times New Roman" fo:font-size="12pt" style:font-size-asian="12pt" style:font-size-complex="12pt"/>
    </style:style>
    <style:style style:name="P9" style:family="paragraph">
      <style:text-properties fo:color="#00cc33" style:font-name="Times New Roman" fo:font-size="12pt" style:font-size-asian="12pt" style:font-size-complex="12pt"/>
    </style:style>
    <style:style style:name="P10" style:family="paragraph">
      <style:text-properties fo:color="#ff3300" style:font-name="Times New Roman" fo:font-size="12pt" style:font-size-asian="12pt" style:font-size-complex="12pt"/>
    </style:style>
    <style:style style:name="P11" style:family="paragraph"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333333" fo:font-size="10pt" style:font-size-asian="10pt" style:font-size-complex="10pt"/>
    </style:style>
    <style:style style:name="P14" style:family="paragraph">
      <style:paragraph-properties fo:text-align="center"/>
      <style:text-properties fo:color="#333333"/>
    </style:style>
    <style:style style:name="P15" style:family="paragraph">
      <style:paragraph-properties fo:text-align="start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end"/>
    </style:style>
    <style:style style:name="T1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color="#00cc33" style:font-name="Times New Roman" fo:font-size="12pt" style:font-size-asian="12pt" style:font-size-complex="12pt"/>
    </style:style>
    <style:style style:name="T6" style:family="text">
      <style:text-properties fo:color="#ff3300" style:font-name="Times New Roman" fo:font-size="12pt" style:font-size-asian="12pt" style:font-size-complex="12pt"/>
    </style:style>
    <style:style style:name="T7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333333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333333" fo:font-size="14pt" style:font-size-asian="14pt" style:font-size-complex="14pt"/>
    </style:style>
    <style:style style:name="T11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399h-550v1001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399h11500v1001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3" xml:id="id6" draw:id="id6" draw:layer="layout" svg:width="6cm" svg:height="2.931cm" svg:x="13cm" svg:y="12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6cm" svg:height="1.799cm" svg:x="13.2cm" svg:y="12.3cm">
          <text:p text:style-name="P4"><text:span text:style-name="T2">→ </text:span><text:span text:style-name="T2">Chunk completion</text:span></text:p>
          <text:p text:style-name="P4"><text:span text:style-name="T2">→ </text:span><text:span text:style-name="T2">Upload bandwidth</text:span></text:p>
          <text:p text:style-name="P4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cm" svg:height="2.6cm" svg:x="2cm" svg:y="7.1cm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6cm" svg:height="1.4cm" svg:x="2.2cm" svg:y="7.3cm">
          <text:p text:style-name="P4"><text:span text:style-name="T3">→ </text:span><text:span text:style-name="T3">Network</text:span></text:p>
          <text:p text:style-name="P4"><text:span text:style-name="T3">→ </text:span><text:span text:style-name="T3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4.8cm" svg:height="2.9cm" svg:x="7.1cm" svg:y="12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4cm" svg:height="1.818cm" svg:x="7.3cm" svg:y="12.3cm">
          <text:p text:style-name="P4"><text:span text:style-name="T2">→ </text:span><text:span text:style-name="T2">Sequential</text:span></text:p>
          <text:p text:style-name="P4"><text:span text:style-name="T2">→ </text:span><text:span text:style-name="T2">Logarithmic </text:span></text:p>
          <text:p text:style-name="P4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3.9cm" svg:height="2.387cm" svg:x="2cm" svg:y="12.1cm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1.332cm" svg:x="2.2cm" svg:y="12.3cm">
          <text:p text:style-name="P4"><text:span text:style-name="T2">→ </text:span><text:span text:style-name="T2">In-Memory</text:span></text:p>
          <text:p text:style-name="P4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6cm" svg:height="2.8cm" svg:x="2.1cm" svg:y="2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6cm" svg:height="1.816cm" svg:x="2.3cm" svg:y="2.3cm">
          <text:p text:style-name="P4"><text:span text:style-name="T2">→ </text:span><text:span text:style-name="T2">Customizable settings</text:span></text:p>
          <text:p text:style-name="P4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cm" svg:height="2.4cm" svg:x="13cm" svg:y="7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.6cm" svg:height="1.342cm" svg:x="13.2cm" svg:y="7.3cm">
          <text:p text:style-name="P4"><text:span text:style-name="T2">→ </text:span><text:span text:style-name="T2"><text:tab/></text:span><text:span text:style-name="T2">Animation of </text:span></text:p>
          <text:p text:style-name="P4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7cm" svg:height="2.8cm" svg:x="12cm" svg:y="2.1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6.6cm" svg:height="1.816cm" svg:x="12.2cm" svg:y="2.3cm">
          <text:p text:style-name="P4"><text:span text:style-name="T2">→ </text:span><text:span text:style-name="T2">Customizable settings</text:span></text:p>
          <text:p text:style-name="P4"><text:span text:style-name="T2">→ </text:span><text:span text:style-name="T2">Streamimg of multiple data sets</text:span></text:p>
          <text:p text:style-name="P4"><text:span text:style-name="T2">→ </text:span><text:span text:style-name="T2">HTTP Streaming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1.8cm" svg:height="1.15cm" svg:x="4.4cm" svg:y="10.3cm">
          <draw:text-box>
            <text:p text:style-name="P7"><text:span text:style-name="T4">Uses</text:span></text:p>
          </draw:text-box>
        </draw:frame>
        <draw:frame draw:style-name="gr5" draw:text-style-name="P8" draw:layer="layout" svg:width="2.4cm" svg:height="1.191cm" svg:x="16.9cm" svg:y="9.409cm">
          <draw:text-box>
            <text:p text:style-name="P7"><text:span text:style-name="T4">Renders results</text:span></text:p>
          </draw:text-box>
        </draw:frame>
        <draw:frame draw:style-name="gr6" draw:text-style-name="P8" draw:layer="layout" svg:width="1.8cm" svg:height="1.191cm" svg:x="5cm" svg:y="5.109cm">
          <draw:text-box>
            <text:p text:style-name="P7"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7" draw:text-style-name="P9" draw:layer="layout" svg:width="4.4cm" svg:height="1.25cm" svg:x="1.48cm" svg:y="15.094cm">
          <draw:text-box>
            <text:p text:style-name="P8"><text:span text:style-name="T5">Framework</text:span></text:p>
          </draw:text-box>
        </draw:frame>
        <draw:frame draw:style-name="gr7" draw:text-style-name="P10" draw:layer="layout" svg:width="4.4cm" svg:height="1.25cm" svg:x="7.481cm" svg:y="9.755cm">
          <draw:text-box>
            <text:p text:style-name="P8"><text:span text:style-name="T6">Application</text:span></text:p>
          </draw:text-box>
        </draw:frame>
      </draw:page>
      <draw:page draw:name="page2" draw:style-name="dp1" draw:master-page-name="Standard">
        <draw:frame draw:style-name="gr8" draw:text-style-name="P11" draw:layer="layout" svg:width="2cm" svg:height="0.645cm" svg:x="1cm" svg:y="26.874cm">
          <draw:text-box>
            <text:p text:style-name="P11"><text:span text:style-name="T7">1 <text:s text:c="3"/>2 <text:s text:c="3"/>3</text:span></text:p>
          </draw:text-box>
        </draw:frame>
        <draw:custom-shape draw:style-name="gr9" draw:text-style-name="P13" draw:layer="layout" svg:width="3.2cm" svg:height="4cm" svg:x="1cm" svg:y="5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6cm" svg:height="1.4cm" svg:x="1.3cm" svg:y="7.3cm">
          <text:p text:style-name="P12"><text:span text:style-name="T9">Seed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.6cm" svg:height="1.4cm" svg:x="1.3cm" svg:y="5.3cm">
          <text:p text:style-name="P12"><text:span text:style-name="T9">Leech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3" draw:layer="layout" svg:width="3.2cm" svg:height="4cm" svg:x="5.967cm" svg:y="5.915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6cm" svg:height="1.4cm" svg:x="6.267cm" svg:y="8.215cm">
          <text:p text:style-name="P12"><text:span text:style-name="T9">Seed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.6cm" svg:height="1.4cm" svg:x="6.267cm" svg:y="6.215cm">
          <text:p text:style-name="P12"><text:span text:style-name="T9">Leech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4" draw:layer="layout" svg:width="3.2cm" svg:height="4cm" svg:x="11cm" svg:y="5cm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8"/></text:p>
          <text:p text:style-name="P1"><text:span text:style-name="T8"/></text:p>
          <text:p text:style-name="P1"><text:span text:style-name="T8">Coup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6cm" svg:height="1.4cm" svg:x="11.3cm" svg:y="7.3cm">
          <text:p text:style-name="P12"><text:span text:style-name="T9">Seed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.6cm" svg:height="1.4cm" svg:x="11.3cm" svg:y="5.3cm">
          <text:p text:style-name="P12"><text:span text:style-name="T9">Leech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.6cm" svg:height="1.4cm" svg:x="6.2cm" svg:y="1.5cm">
          <text:p text:style-name="P12"><text:span text:style-name="T9">Seed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1" draw:text-style-name="P12" draw:layer="layout" svg:x1="1.9cm" svg:y1="5.4cm" svg:x2="6.2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2" draw:layer="layout" svg:x1="3.129cm" svg:y1="5.355cm" svg:x2="6.533cm" svg:y2="2.67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2" draw:layer="layout" svg:x1="7.3cm" svg:y1="6.228cm" svg:x2="7.3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2" draw:layer="layout" svg:x1="7.8cm" svg:y1="6.228cm" svg:x2="7.8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2" draw:layer="layout" svg:x1="8.8cm" svg:y1="2.2cm" svg:x2="13.138cm" svg:y2="5.355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2" draw:layer="layout" svg:x1="8.4cm" svg:y1="2.7cm" svg:x2="12.08cm" svg:y2="5.359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2" draw:layer="layout" svg:x1="8.7cm" svg:y1="7.3cm" svg:x2="11.3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2" draw:layer="layout" svg:x1="3.9cm" svg:y1="7.9cm" svg:x2="6.574cm" svg:y2="7.386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6" draw:text-style-name="P12" xml:id="id12" draw:id="id12" draw:layer="layout" svg:width="1.995cm" svg:height="1cm" svg:x="18.005cm" svg:y="14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4" draw:id="id14" draw:layer="layout" svg:width="2cm" svg:height="1cm" svg:x="15cm" svg:y="12cm">
          <text:p text:style-name="P1"><text:span text:style-name="T9">Seed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2" xml:id="id11" draw:id="id11" draw:layer="layout" svg:width="2cm" svg:height="1cm" svg:x="15cm" svg:y="14cm">
          <text:p text:style-name="P1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xml:id="id13" draw:id="id13" draw:layer="layout" svg:width="1.995cm" svg:height="1cm" svg:x="18cm" svg:y="12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2" xml:id="id15" draw:id="id15" draw:layer="layout" svg:width="2cm" svg:height="1cm" svg:x="1cm" svg:y="19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7" draw:id="id17" draw:layer="layout" svg:width="2cm" svg:height="1cm" svg:x="4cm" svg:y="19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6" draw:id="id16" draw:layer="layout" svg:width="2cm" svg:height="1cm" svg:x="4cm" svg:y="17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8" draw:id="id18" draw:layer="layout" svg:width="2cm" svg:height="1cm" svg:x="7cm" svg:y="19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7" draw:id="id7" draw:layer="layout" svg:width="2cm" svg:height="1cm" svg:x="8cm" svg:y="14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xml:id="id10" draw:id="id10" draw:layer="layout" svg:width="2cm" svg:height="1cm" svg:x="8cm" svg:y="12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xml:id="id9" draw:id="id9" draw:layer="layout" svg:width="2cm" svg:height="1cm" svg:x="12cm" svg:y="12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xml:id="id8" draw:id="id8" draw:layer="layout" svg:width="2cm" svg:height="1cm" svg:x="12cm" svg:y="14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9" draw:text-style-name="P1" draw:layer="layout" draw:type="line" svg:x1="10cm" svg:y1="14.5cm" svg:x2="12cm" svg:y2="14.5cm" draw:start-shape="id7" draw:start-glue-point="10" draw:end-shape="id8" draw:end-glue-point="6" svg:d="M10000 14500h2000" svg:viewBox="0 0 2001 1">
          <text:p/>
        </draw:connector>
        <draw:connector draw:style-name="gr19" draw:text-style-name="P1" draw:layer="layout" draw:type="line" svg:x1="13cm" svg:y1="14cm" svg:x2="13cm" svg:y2="13cm" draw:start-shape="id8" draw:end-shape="id9" draw:end-glue-point="8" svg:d="M13000 14000v-1000" svg:viewBox="0 0 1 1001">
          <text:p/>
        </draw:connector>
        <draw:connector draw:style-name="gr19" draw:text-style-name="P1" draw:layer="layout" draw:type="line" svg:x1="9.707cm" svg:y1="12.854cm" svg:x2="12.293cm" svg:y2="14.146cm" draw:start-shape="id10" draw:start-glue-point="9" draw:end-shape="id8" draw:end-glue-point="5" svg:d="M9707 12854l2586 1292" svg:viewBox="0 0 2587 1293">
          <text:p/>
        </draw:connector>
        <draw:connector draw:style-name="gr19" draw:text-style-name="P1" draw:layer="layout" draw:type="line" svg:x1="9.707cm" svg:y1="14.146cm" svg:x2="12.293cm" svg:y2="12.854cm" draw:start-shape="id7" draw:start-glue-point="11" draw:end-shape="id9" draw:end-glue-point="7" svg:d="M9707 14146l2586-1292" svg:viewBox="0 0 2587 1293">
          <text:p/>
        </draw:connector>
        <draw:connector draw:style-name="gr19" draw:text-style-name="P1" draw:layer="layout" draw:type="line" svg:x1="9cm" svg:y1="14cm" svg:x2="9cm" svg:y2="13cm" draw:start-shape="id7" draw:start-glue-point="4" draw:end-shape="id10" svg:d="M9000 14000v-1000" svg:viewBox="0 0 1 1001">
          <text:p/>
        </draw:connector>
        <draw:connector draw:style-name="gr19" draw:text-style-name="P1" draw:layer="layout" draw:type="line" svg:x1="10cm" svg:y1="12.5cm" svg:x2="12cm" svg:y2="12.5cm" draw:start-shape="id10" draw:start-glue-point="10" draw:end-shape="id9" draw:end-glue-point="6" svg:d="M10000 12500h2000" svg:viewBox="0 0 2001 1">
          <text:p/>
        </draw:connector>
        <draw:custom-shape draw:style-name="gr10" draw:text-style-name="P12" xml:id="id19" draw:id="id19" draw:layer="layout" svg:width="2cm" svg:height="1cm" svg:x="1cm" svg:y="14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xml:id="id22" draw:id="id22" draw:layer="layout" svg:width="2cm" svg:height="1cm" svg:x="5cm" svg:y="14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1" draw:layer="layout" draw:type="line" svg:x1="17cm" svg:y1="14.5cm" svg:x2="18.005cm" svg:y2="14.5cm" draw:start-shape="id11" draw:start-glue-point="10" draw:end-shape="id12" svg:d="M17000 14500h1005" svg:viewBox="0 0 1006 1">
          <text:p/>
        </draw:connector>
        <draw:connector draw:style-name="gr20" draw:text-style-name="P1" draw:layer="layout" draw:type="line" svg:x1="16.707cm" svg:y1="14.146cm" svg:x2="18.292cm" svg:y2="12.854cm" draw:start-shape="id11" draw:start-glue-point="11" draw:end-shape="id13" draw:end-glue-point="7" svg:d="M16707 14146l1585-1292" svg:viewBox="0 0 1586 1293">
          <text:p/>
        </draw:connector>
        <draw:connector draw:style-name="gr20" draw:text-style-name="P1" draw:layer="layout" draw:type="line" svg:x1="16cm" svg:y1="14cm" svg:x2="16cm" svg:y2="13cm" draw:start-shape="id11" draw:start-glue-point="4" draw:end-shape="id14" draw:end-glue-point="8" svg:d="M16000 14000v-1000" svg:viewBox="0 0 1 1001">
          <text:p/>
        </draw:connector>
        <draw:custom-shape draw:style-name="gr10" draw:text-style-name="P12" xml:id="id23" draw:id="id23" draw:layer="layout" svg:width="2cm" svg:height="1cm" svg:x="1cm" svg:y="26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xml:id="id24" draw:id="id24" draw:layer="layout" svg:width="2cm" svg:height="1cm" svg:x="1cm" svg:y="24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xml:id="id26" draw:id="id26" draw:layer="layout" svg:width="2cm" svg:height="1cm" svg:x="4cm" svg:y="26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2cm" svg:height="1cm" svg:x="4cm" svg:y="24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" draw:layer="layout" draw:type="line" svg:x1="2cm" svg:y1="19cm" svg:x2="4.293cm" svg:y2="17.854cm" draw:start-shape="id15" draw:start-glue-point="4" draw:end-shape="id16" draw:end-glue-point="7" svg:d="M2000 19000l2293-1146" svg:viewBox="0 0 2294 1147">
          <text:p/>
        </draw:connector>
        <draw:connector draw:style-name="gr21" draw:text-style-name="P1" draw:layer="layout" draw:type="line" svg:x1="5cm" svg:y1="19cm" svg:x2="5cm" svg:y2="18cm" draw:start-shape="id17" draw:start-glue-point="4" draw:end-shape="id16" svg:d="M5000 19000v-1000" svg:viewBox="0 0 1 1001">
          <text:p/>
        </draw:connector>
        <draw:connector draw:style-name="gr21" draw:text-style-name="P1" draw:layer="layout" draw:type="line" svg:x1="8cm" svg:y1="19cm" svg:x2="5.707cm" svg:y2="17.854cm" draw:start-shape="id18" draw:start-glue-point="4" draw:end-shape="id16" draw:end-glue-point="9" svg:d="M8000 19000l-2293-1146" svg:viewBox="0 0 2294 1147">
          <text:p/>
        </draw:connector>
        <draw:custom-shape draw:style-name="gr10" draw:text-style-name="P12" xml:id="id20" draw:id="id20" draw:layer="layout" svg:width="2cm" svg:height="1cm" svg:x="1cm" svg:y="12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xml:id="id21" draw:id="id21" draw:layer="layout" svg:width="2cm" svg:height="1cm" svg:x="5cm" svg:y="12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" draw:layer="layout" draw:type="line" svg:x1="2cm" svg:y1="14cm" svg:x2="2cm" svg:y2="13cm" draw:start-shape="id19" draw:start-glue-point="4" draw:end-shape="id20" draw:end-glue-point="8" svg:d="M2000 14000v-1000" svg:viewBox="0 0 1 1001">
          <text:p/>
        </draw:connector>
        <draw:connector draw:style-name="gr22" draw:text-style-name="P1" draw:layer="layout" draw:type="line" svg:x1="3cm" svg:y1="12.5cm" svg:x2="5cm" svg:y2="12.5cm" draw:start-shape="id20" draw:start-glue-point="10" draw:end-shape="id21" draw:end-glue-point="6" svg:d="M3000 12500h2000" svg:viewBox="0 0 2001 1">
          <text:p/>
        </draw:connector>
        <draw:connector draw:style-name="gr22" draw:text-style-name="P1" draw:layer="layout" draw:type="line" svg:x1="3cm" svg:y1="14.5cm" svg:x2="5cm" svg:y2="14.5cm" draw:start-shape="id19" draw:start-glue-point="10" draw:end-shape="id22" draw:end-glue-point="6" svg:d="M3000 14500h2000" svg:viewBox="0 0 2001 1">
          <text:p/>
        </draw:connector>
        <draw:line draw:style-name="gr23" draw:text-style-name="P1" draw:layer="layout" svg:x1="1.1cm" svg:y1="27cm" svg:x2="2.9cm" svg:y2="27cm">
          <text:p/>
        </draw:line>
        <draw:line draw:style-name="gr23" draw:text-style-name="P1" draw:layer="layout" svg:x1="1.1cm" svg:y1="27.4cm" svg:x2="2.9cm" svg:y2="27.4cm">
          <text:p/>
        </draw:line>
        <draw:line draw:style-name="gr23" draw:text-style-name="P1" draw:layer="layout" svg:x1="1.1cm" svg:y1="27.4cm" svg:x2="1.1cm" svg:y2="27cm">
          <text:p/>
        </draw:line>
        <draw:line draw:style-name="gr23" draw:text-style-name="P1" draw:layer="layout" svg:x1="2.9cm" svg:y1="27.4cm" svg:x2="2.9cm" svg:y2="27cm">
          <text:p/>
        </draw:line>
        <draw:line draw:style-name="gr23" draw:text-style-name="P1" draw:layer="layout" svg:x1="1.7cm" svg:y1="27.4cm" svg:x2="1.7cm" svg:y2="27cm">
          <text:p/>
        </draw:line>
        <draw:line draw:style-name="gr23" draw:text-style-name="P1" draw:layer="layout" svg:x1="2.3cm" svg:y1="27.4cm" svg:x2="2.3cm" svg:y2="27cm">
          <text:p/>
        </draw:line>
        <draw:line draw:style-name="gr23" draw:text-style-name="P1" draw:layer="layout" svg:x1="1.1cm" svg:y1="23.6cm" svg:x2="2.9cm" svg:y2="23.6cm">
          <text:p/>
        </draw:line>
        <draw:line draw:style-name="gr23" draw:text-style-name="P1" draw:layer="layout" svg:x1="1.1cm" svg:y1="24cm" svg:x2="2.9cm" svg:y2="24cm">
          <text:p/>
        </draw:line>
        <draw:line draw:style-name="gr23" draw:text-style-name="P1" draw:layer="layout" svg:x1="1.1cm" svg:y1="24cm" svg:x2="1.1cm" svg:y2="23.6cm">
          <text:p/>
        </draw:line>
        <draw:line draw:style-name="gr23" draw:text-style-name="P1" draw:layer="layout" svg:x1="2.9cm" svg:y1="24cm" svg:x2="2.9cm" svg:y2="23.6cm">
          <text:p/>
        </draw:line>
        <draw:line draw:style-name="gr23" draw:text-style-name="P1" draw:layer="layout" svg:x1="1.7cm" svg:y1="24cm" svg:x2="1.7cm" svg:y2="23.6cm">
          <text:p/>
        </draw:line>
        <draw:line draw:style-name="gr23" draw:text-style-name="P1" draw:layer="layout" svg:x1="2.3cm" svg:y1="24cm" svg:x2="2.3cm" svg:y2="23.6cm">
          <text:p/>
        </draw:line>
        <draw:line draw:style-name="gr23" draw:text-style-name="P1" draw:layer="layout" svg:x1="4.1cm" svg:y1="23.601cm" svg:x2="5.9cm" svg:y2="23.601cm">
          <text:p/>
        </draw:line>
        <draw:line draw:style-name="gr23" draw:text-style-name="P1" draw:layer="layout" svg:x1="4.1cm" svg:y1="24.001cm" svg:x2="5.9cm" svg:y2="24.001cm">
          <text:p/>
        </draw:line>
        <draw:line draw:style-name="gr23" draw:text-style-name="P1" draw:layer="layout" svg:x1="4.1cm" svg:y1="24.001cm" svg:x2="4.1cm" svg:y2="23.601cm">
          <text:p/>
        </draw:line>
        <draw:line draw:style-name="gr23" draw:text-style-name="P1" draw:layer="layout" svg:x1="5.9cm" svg:y1="24.001cm" svg:x2="5.9cm" svg:y2="23.601cm">
          <text:p/>
        </draw:line>
        <draw:line draw:style-name="gr23" draw:text-style-name="P1" draw:layer="layout" svg:x1="4.7cm" svg:y1="24.001cm" svg:x2="4.7cm" svg:y2="23.601cm">
          <text:p/>
        </draw:line>
        <draw:line draw:style-name="gr23" draw:text-style-name="P1" draw:layer="layout" svg:x1="5.3cm" svg:y1="24.001cm" svg:x2="5.3cm" svg:y2="23.601cm">
          <text:p/>
        </draw:line>
        <draw:line draw:style-name="gr23" draw:text-style-name="P1" draw:layer="layout" svg:x1="4.1cm" svg:y1="27cm" svg:x2="5.9cm" svg:y2="27cm">
          <text:p/>
        </draw:line>
        <draw:line draw:style-name="gr23" draw:text-style-name="P1" draw:layer="layout" svg:x1="4.1cm" svg:y1="27.4cm" svg:x2="5.9cm" svg:y2="27.4cm">
          <text:p/>
        </draw:line>
        <draw:line draw:style-name="gr23" draw:text-style-name="P1" draw:layer="layout" svg:x1="4.1cm" svg:y1="27.4cm" svg:x2="4.1cm" svg:y2="27cm">
          <text:p/>
        </draw:line>
        <draw:line draw:style-name="gr23" draw:text-style-name="P1" draw:layer="layout" svg:x1="5.9cm" svg:y1="27.4cm" svg:x2="5.9cm" svg:y2="27cm">
          <text:p/>
        </draw:line>
        <draw:line draw:style-name="gr23" draw:text-style-name="P1" draw:layer="layout" svg:x1="4.7cm" svg:y1="27.4cm" svg:x2="4.7cm" svg:y2="27cm">
          <text:p/>
        </draw:line>
        <draw:line draw:style-name="gr23" draw:text-style-name="P1" draw:layer="layout" svg:x1="5.3cm" svg:y1="27.4cm" svg:x2="5.3cm" svg:y2="27cm">
          <text:p/>
        </draw:line>
        <draw:connector draw:style-name="gr24" draw:text-style-name="P15" draw:layer="layout" draw:type="line" svg:x1="2cm" svg:y1="26cm" svg:x2="2cm" svg:y2="25cm" draw:start-shape="id23" draw:start-glue-point="4" draw:end-shape="id24" draw:end-glue-point="8" svg:d="M2000 26000v-1000" svg:viewBox="0 0 1 1001">
          <text:p><text:span text:style-name="T9"/></text:p>
        </draw:connector>
        <draw:connector draw:style-name="gr24" draw:text-style-name="P12" draw:layer="layout" draw:type="line" svg:x1="2.707cm" svg:y1="26.146cm" svg:x2="4.293cm" svg:y2="24.854cm" draw:start-shape="id23" draw:start-glue-point="11" draw:end-shape="id25" draw:end-glue-point="7" svg:d="M2707 26146l1586-1292" svg:viewBox="0 0 1587 1293">
          <text:p text:style-name="P1"><text:span text:style-name="T9"/></text:p>
        </draw:connector>
        <draw:connector draw:style-name="gr24" draw:text-style-name="P12" draw:layer="layout" draw:type="line" svg:x1="3cm" svg:y1="26.5cm" svg:x2="4cm" svg:y2="26.5cm" draw:start-shape="id23" draw:start-glue-point="10" draw:end-shape="id26" draw:end-glue-point="6" svg:d="M3000 26500h1000" svg:viewBox="0 0 1001 1">
          <text:p text:style-name="P1"><text:span text:style-name="T9"/></text:p>
        </draw:connector>
        <draw:frame draw:style-name="gr8" draw:text-style-name="P16" draw:layer="layout" svg:width="2cm" svg:height="0.645cm" svg:x="4cm" svg:y="26.874cm">
          <draw:text-box>
            <text:p text:style-name="P16"><text:span text:style-name="T11"><text:s text:c="12"/></text:span><text:span text:style-name="T11">3</text:span></text:p>
          </draw:text-box>
        </draw:frame>
        <draw:frame draw:style-name="gr8" draw:text-style-name="P16" draw:layer="layout" svg:width="2cm" svg:height="0.645cm" svg:x="4cm" svg:y="23.474cm">
          <draw:text-box>
            <text:p text:style-name="P16"><text:span text:style-name="T11">2</text:span></text:p>
          </draw:text-box>
        </draw:frame>
        <draw:frame draw:style-name="gr8" draw:text-style-name="P11" draw:layer="layout" svg:width="2cm" svg:height="0.645cm" svg:x="1cm" svg:y="23.474cm">
          <draw:text-box>
            <text:p text:style-name="P11"><text:span text:style-name="T7">1 <text:s text:c="11"/></text:span></text:p>
          </draw:text-box>
        </draw:frame>
        <draw:frame draw:style-name="gr8" draw:text-style-name="P12" draw:layer="layout" svg:width="2cm" svg:height="0.645cm" svg:x="7cm" svg:y="26.874cm">
          <draw:text-box>
            <text:p text:style-name="P12"><text:span text:style-name="T9">1 <text:s text:c="3"/>2 <text:s text:c="3"/>3</text:span></text:p>
          </draw:text-box>
        </draw:frame>
        <draw:custom-shape draw:style-name="gr10" draw:text-style-name="P12" draw:layer="layout" svg:width="2cm" svg:height="1cm" svg:x="7cm" svg:y="26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cm" svg:height="1cm" svg:x="7cm" svg:y="24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cm" svg:height="1cm" svg:x="10cm" svg:y="26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cm" svg:height="1cm" svg:x="10cm" svg:y="24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1" draw:layer="layout" svg:x1="7.1cm" svg:y1="27cm" svg:x2="8.9cm" svg:y2="27cm">
          <text:p/>
        </draw:line>
        <draw:line draw:style-name="gr23" draw:text-style-name="P1" draw:layer="layout" svg:x1="7.1cm" svg:y1="27.4cm" svg:x2="8.9cm" svg:y2="27.4cm">
          <text:p/>
        </draw:line>
        <draw:line draw:style-name="gr23" draw:text-style-name="P1" draw:layer="layout" svg:x1="7.1cm" svg:y1="27.4cm" svg:x2="7.1cm" svg:y2="27cm">
          <text:p/>
        </draw:line>
        <draw:line draw:style-name="gr23" draw:text-style-name="P1" draw:layer="layout" svg:x1="8.9cm" svg:y1="27.4cm" svg:x2="8.9cm" svg:y2="27cm">
          <text:p/>
        </draw:line>
        <draw:line draw:style-name="gr23" draw:text-style-name="P1" draw:layer="layout" svg:x1="7.7cm" svg:y1="27.4cm" svg:x2="7.7cm" svg:y2="27cm">
          <text:p/>
        </draw:line>
        <draw:line draw:style-name="gr23" draw:text-style-name="P1" draw:layer="layout" svg:x1="8.3cm" svg:y1="27.4cm" svg:x2="8.3cm" svg:y2="27cm">
          <text:p/>
        </draw:line>
        <draw:line draw:style-name="gr23" draw:text-style-name="P1" draw:layer="layout" svg:x1="7.1cm" svg:y1="23.6cm" svg:x2="8.9cm" svg:y2="23.6cm">
          <text:p/>
        </draw:line>
        <draw:line draw:style-name="gr23" draw:text-style-name="P1" draw:layer="layout" svg:x1="7.1cm" svg:y1="24cm" svg:x2="8.9cm" svg:y2="24cm">
          <text:p/>
        </draw:line>
        <draw:line draw:style-name="gr23" draw:text-style-name="P1" draw:layer="layout" svg:x1="7.1cm" svg:y1="24cm" svg:x2="7.1cm" svg:y2="23.6cm">
          <text:p/>
        </draw:line>
        <draw:line draw:style-name="gr23" draw:text-style-name="P1" draw:layer="layout" svg:x1="8.9cm" svg:y1="24cm" svg:x2="8.9cm" svg:y2="23.6cm">
          <text:p/>
        </draw:line>
        <draw:line draw:style-name="gr23" draw:text-style-name="P1" draw:layer="layout" svg:x1="7.7cm" svg:y1="24cm" svg:x2="7.7cm" svg:y2="23.6cm">
          <text:p/>
        </draw:line>
        <draw:line draw:style-name="gr23" draw:text-style-name="P1" draw:layer="layout" svg:x1="8.3cm" svg:y1="24cm" svg:x2="8.3cm" svg:y2="23.6cm">
          <text:p/>
        </draw:line>
        <draw:line draw:style-name="gr23" draw:text-style-name="P1" draw:layer="layout" svg:x1="10.1cm" svg:y1="23.601cm" svg:x2="11.9cm" svg:y2="23.601cm">
          <text:p/>
        </draw:line>
        <draw:line draw:style-name="gr23" draw:text-style-name="P1" draw:layer="layout" svg:x1="10.1cm" svg:y1="24.001cm" svg:x2="11.9cm" svg:y2="24.001cm">
          <text:p/>
        </draw:line>
        <draw:line draw:style-name="gr23" draw:text-style-name="P1" draw:layer="layout" svg:x1="10.1cm" svg:y1="24.001cm" svg:x2="10.1cm" svg:y2="23.601cm">
          <text:p/>
        </draw:line>
        <draw:line draw:style-name="gr23" draw:text-style-name="P1" draw:layer="layout" svg:x1="11.9cm" svg:y1="24.001cm" svg:x2="11.9cm" svg:y2="23.601cm">
          <text:p/>
        </draw:line>
        <draw:line draw:style-name="gr23" draw:text-style-name="P1" draw:layer="layout" svg:x1="10.7cm" svg:y1="24.001cm" svg:x2="10.7cm" svg:y2="23.601cm">
          <text:p/>
        </draw:line>
        <draw:line draw:style-name="gr23" draw:text-style-name="P1" draw:layer="layout" svg:x1="11.3cm" svg:y1="24.001cm" svg:x2="11.3cm" svg:y2="23.601cm">
          <text:p/>
        </draw:line>
        <draw:line draw:style-name="gr23" draw:text-style-name="P1" draw:layer="layout" svg:x1="10.1cm" svg:y1="27cm" svg:x2="11.9cm" svg:y2="27cm">
          <text:p/>
        </draw:line>
        <draw:line draw:style-name="gr23" draw:text-style-name="P1" draw:layer="layout" svg:x1="10.1cm" svg:y1="27.4cm" svg:x2="11.9cm" svg:y2="27.4cm">
          <text:p/>
        </draw:line>
        <draw:line draw:style-name="gr23" draw:text-style-name="P1" draw:layer="layout" svg:x1="10.1cm" svg:y1="27.4cm" svg:x2="10.1cm" svg:y2="27cm">
          <text:p/>
        </draw:line>
        <draw:line draw:style-name="gr23" draw:text-style-name="P1" draw:layer="layout" svg:x1="11.9cm" svg:y1="27.4cm" svg:x2="11.9cm" svg:y2="27cm">
          <text:p/>
        </draw:line>
        <draw:line draw:style-name="gr23" draw:text-style-name="P1" draw:layer="layout" svg:x1="10.7cm" svg:y1="27.4cm" svg:x2="10.7cm" svg:y2="27cm">
          <text:p/>
        </draw:line>
        <draw:line draw:style-name="gr23" draw:text-style-name="P1" draw:layer="layout" svg:x1="11.3cm" svg:y1="27.4cm" svg:x2="11.3cm" svg:y2="27cm">
          <text:p/>
        </draw:line>
        <draw:line draw:style-name="gr25" draw:text-style-name="P1" draw:layer="layout" svg:x1="8.858cm" svg:y1="24.762cm" svg:x2="10.401cm" svg:y2="26.098cm">
          <text:p/>
        </draw:line>
        <draw:line draw:style-name="gr25" draw:text-style-name="P1" draw:layer="layout" svg:x1="10.196cm" svg:y1="26.197cm" svg:x2="8.671cm" svg:y2="24.877cm">
          <text:p/>
        </draw:line>
        <draw:line draw:style-name="gr25" draw:text-style-name="P1" draw:layer="layout" svg:x1="11.1cm" svg:y1="26cm" svg:x2="11.1cm" svg:y2="25cm">
          <text:p/>
        </draw:line>
        <draw:line draw:style-name="gr25" draw:text-style-name="P1" draw:layer="layout" svg:x1="10.9cm" svg:y1="24.996cm" svg:x2="10.9cm" svg:y2="26cm">
          <text:p/>
        </draw:line>
        <draw:line draw:style-name="gr25" draw:text-style-name="P1" draw:layer="layout" svg:x1="10.018cm" svg:y1="24.4cm" svg:x2="8.986cm" svg:y2="24.4cm">
          <text:p/>
        </draw:line>
        <draw:line draw:style-name="gr25" draw:text-style-name="P1" draw:layer="layout" svg:x1="8.983cm" svg:y1="24.6cm" svg:x2="10.022cm" svg:y2="24.6cm">
          <text:p/>
        </draw:line>
        <draw:line draw:style-name="gr23" draw:text-style-name="P1" draw:layer="layout" svg:x1="10.9cm" svg:y1="25.441cm" svg:x2="10.9cm" svg:y2="25.041cm">
          <text:p/>
        </draw:line>
        <draw:frame draw:style-name="gr8" draw:text-style-name="P11" draw:layer="layout" svg:width="2cm" svg:height="0.645cm" svg:x="10cm" svg:y="26.874cm">
          <draw:text-box>
            <text:p text:style-name="P11"><text:span text:style-name="T7">1 <text:s text:c="3"/>2 <text:s text:c="3"/>3</text:span></text:p>
          </draw:text-box>
        </draw:frame>
        <draw:frame draw:style-name="gr8" draw:text-style-name="P11" draw:layer="layout" svg:width="2cm" svg:height="0.645cm" svg:x="10cm" svg:y="23.474cm">
          <draw:text-box>
            <text:p text:style-name="P11"><text:span text:style-name="T7">1 <text:s text:c="3"/>2 <text:s text:c="3"/>3</text:span></text:p>
          </draw:text-box>
        </draw:frame>
        <draw:frame draw:style-name="gr8" draw:text-style-name="P11" draw:layer="layout" svg:width="2cm" svg:height="0.645cm" svg:x="7cm" svg:y="23.474cm">
          <draw:text-box>
            <text:p text:style-name="P11"><text:span text:style-name="T7">1 <text:s text:c="3"/>2 <text:s text:c="3"/>3</text:span></text:p>
          </draw:text-box>
        </draw:frame>
        <draw:frame draw:style-name="gr26" draw:text-style-name="P17" draw:layer="layout" svg:width="0.3cm" svg:height="0.645cm" svg:x="1.7cm" svg:y="25.3cm">
          <draw:text-box>
            <text:p text:style-name="P17"><text:span text:style-name="T9">1</text:span></text:p>
          </draw:text-box>
        </draw:frame>
        <draw:custom-shape draw:style-name="gr27" draw:text-style-name="P1" draw:layer="layout" svg:width="0.3cm" svg:height="0.4cm" svg:x="1.7cm" svg:y="25.4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draw:transform="rotate (0.686088928958971) translate (2.743cm 25.471cm)">
          <draw:text-box>
            <text:p text:style-name="P17"><text:span text:style-name="T9">2</text:span></text:p>
          </draw:text-box>
        </draw:frame>
        <draw:custom-shape draw:style-name="gr27" draw:text-style-name="P1" draw:layer="layout" svg:width="0.3cm" svg:height="0.4cm" draw:transform="rotate (0.686088928958971) translate (2.807cm 25.55cm)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svg:x="3.157cm" svg:y="26.001cm">
          <draw:text-box>
            <text:p text:style-name="P17"><text:span text:style-name="T9">3</text:span></text:p>
          </draw:text-box>
        </draw:frame>
        <draw:custom-shape draw:style-name="gr27" draw:text-style-name="P1" draw:layer="layout" svg:width="0.3cm" svg:height="0.4cm" svg:x="3.157cm" svg:y="26.101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svg:x="9.316cm" svg:y="23.9cm">
          <draw:text-box>
            <text:p text:style-name="P17"><text:span text:style-name="T9">2</text:span></text:p>
          </draw:text-box>
        </draw:frame>
        <draw:custom-shape draw:style-name="gr27" draw:text-style-name="P1" draw:layer="layout" svg:width="0.3cm" svg:height="0.4cm" svg:x="9.316cm" svg:y="24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svg:x="9.392cm" svg:y="24.499cm">
          <draw:text-box>
            <text:p text:style-name="P17"><text:span text:style-name="T9">1</text:span></text:p>
          </draw:text-box>
        </draw:frame>
        <draw:custom-shape draw:style-name="gr27" draw:text-style-name="P1" draw:layer="layout" svg:width="0.3cm" svg:height="0.4cm" svg:x="9.392cm" svg:y="24.599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svg:x="11.1cm" svg:y="25.25cm">
          <draw:text-box>
            <text:p text:style-name="P17"><text:span text:style-name="T9">3</text:span></text:p>
          </draw:text-box>
        </draw:frame>
        <draw:custom-shape draw:style-name="gr27" draw:text-style-name="P1" draw:layer="layout" svg:width="0.3cm" svg:height="0.4cm" svg:x="11.1cm" svg:y="25.35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svg:x="10.6cm" svg:y="25.164cm">
          <draw:text-box>
            <text:p text:style-name="P17"><text:span text:style-name="T9">2</text:span></text:p>
          </draw:text-box>
        </draw:frame>
        <draw:custom-shape draw:style-name="gr27" draw:text-style-name="P1" draw:layer="layout" svg:width="0.3cm" svg:height="0.4cm" svg:x="10.6cm" svg:y="25.264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draw:transform="rotate (-0.712792466514484) translate (10.116cm 25.19cm)">
          <draw:text-box>
            <text:p text:style-name="P17"><text:span text:style-name="T9">1</text:span></text:p>
          </draw:text-box>
        </draw:frame>
        <draw:custom-shape draw:style-name="gr27" draw:text-style-name="P1" draw:layer="layout" svg:width="0.3cm" svg:height="0.4cm" draw:transform="rotate (-0.712792466514484) translate (10.051cm 25.266cm)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3cm" svg:height="0.645cm" draw:transform="rotate (-0.712792466514484) translate (9.096cm 25.112cm)">
          <draw:text-box>
            <text:p text:style-name="P17"><text:span text:style-name="T9">3</text:span></text:p>
          </draw:text-box>
        </draw:frame>
        <draw:custom-shape draw:style-name="gr27" draw:text-style-name="P1" draw:layer="layout" svg:width="0.3cm" svg:height="0.4cm" draw:transform="rotate (-0.712792466514484) translate (9.031cm 25.188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28" draw:text-style-name="P12" draw:layer="layout" svg:width="4cm" svg:height="1.25cm" svg:x="3cm" svg:y="11.45cm">
          <draw:text-box>
            <text:p text:style-name="P12"><text:span text:style-name="T9">Peer</text:span></text:p>
          </draw:text-box>
        </draw:frame>
        <draw:frame draw:style-name="gr28" draw:text-style-name="P12" draw:layer="layout" svg:width="2.1cm" svg:height="1.25cm" svg:x="2.5cm" svg:y="13.2cm">
          <draw:text-box>
            <text:p text:style-name="P12"><text:span text:style-name="T9">After</text:span></text:p>
          </draw:text-box>
        </draw:frame>
        <draw:frame draw:style-name="gr28" draw:text-style-name="P12" draw:layer="layout" svg:width="2.1cm" svg:height="1.25cm" svg:x="2.5cm" svg:y="12.2cm">
          <draw:text-box>
            <text:p text:style-name="P12"><text:span text:style-name="T9">After</text:span></text:p>
          </draw:text-box>
        </draw:frame>
        <draw:frame draw:style-name="gr28" draw:text-style-name="P12" draw:layer="layout" svg:width="2.1cm" svg:height="1.25cm" svg:x="2.5cm" svg:y="14.2cm">
          <draw:text-box>
            <text:p text:style-name="P12"><text:span text:style-name="T9">After</text:span></text:p>
          </draw:text-box>
        </draw:frame>
        <draw:frame draw:style-name="gr29" draw:text-style-name="P1" draw:layer="layout" svg:width="1.352cm" svg:height="0.5cm" svg:x="4.151cm" svg:y="13.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" draw:text-style-name="P12" draw:layer="layout" svg:width="4cm" svg:height="0.726cm" svg:x="3cm" svg:y="14.9cm">
          <draw:text-box>
            <text:p text:style-name="P12"><text:span text:style-name="T9">Chunk</text:span></text:p>
          </draw:text-box>
        </draw:frame>
        <draw:frame draw:style-name="gr28" draw:text-style-name="P12" draw:layer="layout" svg:width="3cm" svg:height="1.25cm" svg:x="7.2cm" svg:y="11.45cm">
          <draw:text-box>
            <text:p text:style-name="P12"><text:span text:style-name="T9">1</text:span></text:p>
          </draw:text-box>
        </draw:frame>
        <draw:frame draw:style-name="gr28" draw:text-style-name="P12" draw:layer="layout" svg:width="3cm" svg:height="1.25cm" svg:x="10.2cm" svg:y="11.45cm">
          <draw:text-box>
            <text:p text:style-name="P12"><text:span text:style-name="T9">2</text:span></text:p>
          </draw:text-box>
        </draw:frame>
        <draw:frame draw:style-name="gr28" draw:text-style-name="P12" draw:layer="layout" svg:width="3cm" svg:height="1.25cm" svg:x="13.2cm" svg:y="11.45cm">
          <draw:text-box>
            <text:p text:style-name="P12"><text:span text:style-name="T9">3</text:span></text:p>
          </draw:text-box>
        </draw:frame>
        <draw:frame draw:style-name="gr28" draw:text-style-name="P12" draw:layer="layout" svg:width="3cm" svg:height="1.25cm" svg:x="16.2cm" svg:y="11.45cm">
          <draw:text-box>
            <text:p text:style-name="P12"><text:span text:style-name="T9">4</text:span></text:p>
          </draw:text-box>
        </draw:frame>
        <draw:frame draw:style-name="gr31" draw:text-style-name="P12" draw:layer="layout" svg:width="3cm" svg:height="1.25cm" svg:x="7.2cm" svg:y="15cm">
          <draw:text-box>
            <text:p text:style-name="P12"><text:span text:style-name="T9">1 <text:s text:c="7"/>2 <text:s text:c="7"/>3</text:span></text:p>
          </draw:text-box>
        </draw:frame>
        <draw:frame draw:style-name="gr31" draw:text-style-name="P12" draw:layer="layout" svg:width="3cm" svg:height="1.25cm" svg:x="10.2cm" svg:y="15cm">
          <draw:text-box>
            <text:p text:style-name="P12"><text:span text:style-name="T9">1 <text:s text:c="7"/>2 <text:s text:c="7"/>3</text:span></text:p>
          </draw:text-box>
        </draw:frame>
        <draw:frame draw:style-name="gr31" draw:text-style-name="P12" draw:layer="layout" svg:width="3cm" svg:height="1.25cm" svg:x="13.2cm" svg:y="15cm">
          <draw:text-box>
            <text:p text:style-name="P12"><text:span text:style-name="T9">1 <text:s text:c="7"/>2 <text:s text:c="7"/>3</text:span></text:p>
          </draw:text-box>
        </draw:frame>
        <draw:frame draw:style-name="gr31" draw:text-style-name="P12" draw:layer="layout" svg:width="3cm" svg:height="1.25cm" svg:x="16.2cm" svg:y="15cm">
          <draw:text-box>
            <text:p text:style-name="P12"><text:span text:style-name="T9">1 <text:s text:c="7"/>2 <text:s text:c="7"/>3</text:span></text:p>
          </draw:text-box>
        </draw:frame>
        <draw:custom-shape draw:style-name="gr9" draw:text-style-name="P13" draw:layer="layout" svg:width="3.2cm" svg:height="4cm" svg:x="12.1cm" svg:y="5cm"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/></text:p>
          <text:p text:style-name="P12"><text:span text:style-name="T8">Coup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8cm" svg:y1="18cm" svg:x2="8cm" svg:y2="23.999cm">
          <text:p/>
        </draw:line>
        <draw:custom-shape draw:style-name="gr32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cm" svg:height="1cm" svg:x="7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3cm" svg:height="1cm" svg:x="7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7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36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7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36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7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36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7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35" draw:text-style-name="P1" draw:layer="layout" svg:width="3cm" svg:height="1cm" svg:x="10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3cm" svg:height="1cm" svg:x="13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3cm" svg:height="1cm" svg:x="16.2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1cm" svg:height="1cm" svg:x="10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1cm" svg:height="1cm" svg:x="14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1cm" svg:height="1cm" svg:x="18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3cm" svg:height="1cm" svg:x="7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2.6cm" svg:height="1.4cm" svg:x="2.4cm" svg:y="5.301cm">
          <text:p text:style-name="P12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.6cm" svg:height="1.4cm" svg:x="12.4cm" svg:y="7.301cm">
          <text:p text:style-name="P12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.6cm" svg:height="1.4cm" svg:x="12.4cm" svg:y="5.301cm">
          <text:p text:style-name="P12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2.6cm" svg:height="1.4cm" svg:x="7.3cm" svg:y="1.501cm">
          <text:p text:style-name="P12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2" draw:layer="layout" svg:x1="3.7cm" svg:y1="5.3cm" svg:x2="7.4cm" svg:y2="2.5cm">
          <text:p text:style-name="P12"><text:span text:style-name="T9"/></text:p>
          <text:p text:style-name="P12"><text:span text:style-name="T9">[Connected]</text:span></text:p>
          <text:p text:style-name="P12"><text:span text:style-name="T9"/></text:p>
          <text:p text:style-name="P12"><text:span text:style-name="T9"/></text:p>
          <text:p text:style-name="P12"><text:span text:style-name="T9">Discover </text:span></text:p>
          <text:p text:style-name="P12"><text:span text:style-name="T9">Seeder 2 </text:span></text:p>
          <text:p text:style-name="P12"><text:span text:style-name="T9">again!</text:span></text:p>
        </draw:line>
        <draw:line draw:style-name="gr38" draw:text-style-name="P15" draw:layer="layout" svg:x1="9.9cm" svg:y1="2.201cm" svg:x2="13.7cm" svg:y2="5.3cm">
          <text:p text:style-name="P12"><text:span text:style-name="T9"/></text:p>
          <text:p text:style-name="P12"><text:span text:style-name="T9">[Connected]</text:span></text:p>
          <text:p text:style-name="P12"><text:span text:style-name="T9"/></text:p>
          <text:p text:style-name="P12"><text:span text:style-name="T9"/></text:p>
          <text:p text:style-name="P12"><text:span text:style-name="T9"/></text:p>
          <text:p text:style-name="P12"><text:span text:style-name="T9">Announce </text:span></text:p>
          <text:p text:style-name="P12"><text:span text:style-name="T9">Seeder 2</text:span></text:p>
          <text:p text:style-name="P12"><text:span text:style-name="T9"/></text:p>
          <text:p text:style-name="P12"><text:span text:style-name="T9"/></text:p>
        </draw:line>
        <draw:line draw:style-name="gr39" draw:text-style-name="P1" draw:layer="layout" svg:x1="5cm" svg:y1="6cm" svg:x2="8.4cm" svg:y2="6.9cm">
          <text:p/>
        </draw:line>
        <draw:line draw:style-name="gr40" draw:text-style-name="P1" draw:layer="layout" svg:x1="8.117cm" svg:y1="6.266cm" svg:x2="8.767cm" svg:y2="7.566cm">
          <text:p/>
        </draw:line>
        <draw:line draw:style-name="gr40" draw:text-style-name="P1" draw:layer="layout" svg:x1="8.767cm" svg:y1="6.266cm" svg:x2="8.117cm" svg:y2="7.566cm">
          <text:p/>
        </draw:line>
        <draw:frame draw:style-name="gr41" draw:text-style-name="P12" draw:layer="layout" svg:width="5.4cm" svg:height="1.95cm" svg:x="5.801cm" svg:y="7.511cm">
          <draw:text-box>
            <text:p text:style-name="P12"><text:span text:style-name="T9">Leecher 1 lost connection to Seeder 2</text:span></text:p>
          </draw:text-box>
        </draw:frame>
        <draw:line draw:style-name="gr42" draw:text-style-name="P1" draw:layer="layout" svg:x1="3cm" svg:y1="12cm" svg:x2="19.2cm" svg:y2="12cm">
          <text:p/>
        </draw:line>
        <draw:line draw:style-name="gr42" draw:text-style-name="P1" draw:layer="layout" svg:x1="3cm" svg:y1="13cm" svg:x2="19.2cm" svg:y2="13cm">
          <text:p/>
        </draw:line>
        <draw:line draw:style-name="gr42" draw:text-style-name="P1" draw:layer="layout" svg:x1="3cm" svg:y1="14cm" svg:x2="19.2cm" svg:y2="14cm">
          <text:p/>
        </draw:line>
        <draw:line draw:style-name="gr43" draw:text-style-name="P1" draw:layer="layout" svg:x1="10.2cm" svg:y1="15.5cm" svg:x2="10.2cm" svg:y2="11.6cm">
          <text:p/>
        </draw:line>
        <draw:line draw:style-name="gr43" draw:text-style-name="P1" draw:layer="layout" svg:x1="13.2cm" svg:y1="15.5cm" svg:x2="13.2cm" svg:y2="11.6cm">
          <text:p/>
        </draw:line>
        <draw:line draw:style-name="gr43" draw:text-style-name="P1" draw:layer="layout" svg:x1="16.2cm" svg:y1="15.5cm" svg:x2="16.2cm" svg:y2="11.6cm">
          <text:p/>
        </draw:line>
        <draw:line draw:style-name="gr43" draw:text-style-name="P1" draw:layer="layout" svg:x1="19.2cm" svg:y1="15.5cm" svg:x2="19.2cm" svg:y2="11.6cm">
          <text:p/>
        </draw:line>
        <draw:line draw:style-name="gr44" draw:text-style-name="P1" draw:layer="layout" svg:x1="7.2cm" svg:y1="15cm" svg:x2="19.2cm" svg:y2="15cm">
          <text:p/>
        </draw:line>
        <draw:line draw:style-name="gr45" draw:text-style-name="P1" draw:layer="layout" svg:x1="14.2cm" svg:y1="12cm" svg:x2="14.2cm" svg:y2="15.5cm">
          <text:p/>
        </draw:line>
        <draw:line draw:style-name="gr45" draw:text-style-name="P1" draw:layer="layout" svg:x1="15.2cm" svg:y1="12cm" svg:x2="15.2cm" svg:y2="15.5cm">
          <text:p/>
        </draw:line>
        <draw:line draw:style-name="gr45" draw:text-style-name="P1" draw:layer="layout" svg:x1="11.2cm" svg:y1="12cm" svg:x2="11.2cm" svg:y2="15.5cm">
          <text:p/>
        </draw:line>
        <draw:line draw:style-name="gr45" draw:text-style-name="P1" draw:layer="layout" svg:x1="12.2cm" svg:y1="12cm" svg:x2="12.2cm" svg:y2="15.5cm">
          <text:p/>
        </draw:line>
        <draw:line draw:style-name="gr45" draw:text-style-name="P1" draw:layer="layout" svg:x1="17.2cm" svg:y1="12cm" svg:x2="17.2cm" svg:y2="15.5cm">
          <text:p/>
        </draw:line>
        <draw:line draw:style-name="gr45" draw:text-style-name="P1" draw:layer="layout" svg:x1="18.2cm" svg:y1="12cm" svg:x2="18.2cm" svg:y2="15.5cm">
          <text:p/>
        </draw:line>
        <draw:line draw:style-name="gr45" draw:text-style-name="P1" draw:layer="layout" svg:x1="8.2cm" svg:y1="12cm" svg:x2="8.2cm" svg:y2="15.5cm">
          <text:p/>
        </draw:line>
        <draw:line draw:style-name="gr45" draw:text-style-name="P1" draw:layer="layout" svg:x1="9.2cm" svg:y1="12cm" svg:x2="9.2cm" svg:y2="15.5cm">
          <text:p/>
        </draw:line>
        <draw:line draw:style-name="gr42" draw:text-style-name="P1" draw:layer="layout" svg:x1="3cm" svg:y1="15cm" svg:x2="19.2cm" svg:y2="15cm">
          <text:p/>
        </draw:line>
        <draw:line draw:style-name="gr43" draw:text-style-name="P1" draw:layer="layout" svg:x1="7cm" svg:y1="15.5cm" svg:x2="7cm" svg:y2="11.6cm">
          <text:p/>
        </draw:line>
        <draw:line draw:style-name="gr43" draw:text-style-name="P1" draw:layer="layout" svg:x1="7.2cm" svg:y1="15.5cm" svg:x2="7.2cm" svg:y2="11.6cm">
          <text:p/>
        </draw:line>
        <draw:frame draw:style-name="gr29" draw:text-style-name="P1" draw:layer="layout" svg:width="2.502cm" svg:height="1cm" svg:x="4.12cm" svg:y="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3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2.8cm" svg:y1="18cm" svg:x2="19cm" svg:y2="18cm">
          <text:p/>
        </draw:line>
        <draw:line draw:style-name="gr46" draw:text-style-name="P1" draw:layer="layout" svg:x1="2.8cm" svg:y1="19cm" svg:x2="19cm" svg:y2="19cm">
          <text:p/>
        </draw:line>
        <draw:line draw:style-name="gr46" draw:text-style-name="P1" draw:layer="layout" svg:x1="2.8cm" svg:y1="20cm" svg:x2="19cm" svg:y2="20cm">
          <text:p/>
        </draw:line>
        <draw:line draw:style-name="gr46" draw:text-style-name="P1" draw:layer="layout" svg:x1="7cm" svg:y1="22cm" svg:x2="7cm" svg:y2="17cm">
          <text:p/>
        </draw:line>
        <draw:line draw:style-name="gr46" draw:text-style-name="P1" draw:layer="layout" svg:x1="10cm" svg:y1="24cm" svg:x2="10cm" svg:y2="17cm">
          <text:p/>
        </draw:line>
        <draw:line draw:style-name="gr46" draw:text-style-name="P1" draw:layer="layout" svg:x1="13cm" svg:y1="24cm" svg:x2="13cm" svg:y2="17cm">
          <text:p/>
        </draw:line>
        <draw:line draw:style-name="gr46" draw:text-style-name="P1" draw:layer="layout" svg:x1="16cm" svg:y1="24cm" svg:x2="16cm" svg:y2="17cm">
          <text:p/>
        </draw:line>
        <draw:line draw:style-name="gr46" draw:text-style-name="P1" draw:layer="layout" svg:x1="19cm" svg:y1="24cm" svg:x2="19cm" svg:y2="17cm">
          <text:p/>
        </draw:line>
        <draw:line draw:style-name="gr46" draw:text-style-name="P1" draw:layer="layout" svg:x1="7cm" svg:y1="21cm" svg:x2="19cm" svg:y2="21cm">
          <text:p/>
        </draw:line>
        <draw:line draw:style-name="gr34" draw:text-style-name="P1" draw:layer="layout" svg:x1="9cm" svg:y1="18cm" svg:x2="9cm" svg:y2="23.999cm">
          <text:p/>
        </draw:line>
        <draw:frame draw:style-name="gr36" draw:text-style-name="P1" draw:layer="layout" svg:width="3cm" svg:height="1.25cm" svg:x="7cm" svg:y="17.05cm">
          <draw:text-box>
            <text:p text:style-name="P1">1</text:p>
          </draw:text-box>
        </draw:frame>
        <draw:frame draw:style-name="gr36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36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36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47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6" draw:text-style-name="P1" draw:layer="layout" svg:x1="2.8cm" svg:y1="21cm" svg:x2="19cm" svg:y2="21cm">
          <text:p/>
        </draw:line>
        <draw:frame draw:style-name="gr36" draw:text-style-name="P18" draw:layer="layout" svg:width="4.6cm" svg:height="1.25cm" svg:x="6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48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46" draw:text-style-name="P1" draw:layer="layout" svg:x1="6.8cm" svg:y1="24cm" svg:x2="6.8cm" svg:y2="17cm">
          <text:p/>
        </draw:line>
        <draw:line draw:style-name="gr46" draw:text-style-name="P1" draw:layer="layout" svg:x1="7cm" svg:y1="24cm" svg:x2="7cm" svg:y2="17cm">
          <text:p/>
        </draw:line>
        <draw:frame draw:style-name="gr36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47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4" draw:text-style-name="P1" draw:layer="layout" svg:x1="7.5cm" svg:y1="18.001cm" svg:x2="7.5cm" svg:y2="24cm">
          <text:p/>
        </draw:line>
        <draw:line draw:style-name="gr34" draw:text-style-name="P1" draw:layer="layout" svg:x1="8.5cm" svg:y1="18.001cm" svg:x2="8.5cm" svg:y2="24cm">
          <text:p/>
        </draw:line>
        <draw:line draw:style-name="gr34" draw:text-style-name="P1" draw:layer="layout" svg:x1="9.5cm" svg:y1="18.001cm" svg:x2="9.5cm" svg:y2="24cm">
          <text:p/>
        </draw:line>
        <draw:line draw:style-name="gr34" draw:text-style-name="P1" draw:layer="layout" svg:x1="11cm" svg:y1="18.022cm" svg:x2="11cm" svg:y2="24cm">
          <text:p/>
        </draw:line>
        <draw:line draw:style-name="gr34" draw:text-style-name="P1" draw:layer="layout" svg:x1="12cm" svg:y1="18.022cm" svg:x2="12cm" svg:y2="24cm">
          <text:p/>
        </draw:line>
        <draw:line draw:style-name="gr34" draw:text-style-name="P1" draw:layer="layout" svg:x1="10.5cm" svg:y1="18.022cm" svg:x2="10.5cm" svg:y2="24cm">
          <text:p/>
        </draw:line>
        <draw:line draw:style-name="gr34" draw:text-style-name="P1" draw:layer="layout" svg:x1="11.5cm" svg:y1="18.022cm" svg:x2="11.5cm" svg:y2="24cm">
          <text:p/>
        </draw:line>
        <draw:line draw:style-name="gr34" draw:text-style-name="P1" draw:layer="layout" svg:x1="12.5cm" svg:y1="18.022cm" svg:x2="12.5cm" svg:y2="24cm">
          <text:p/>
        </draw:line>
        <draw:line draw:style-name="gr34" draw:text-style-name="P1" draw:layer="layout" svg:x1="14cm" svg:y1="18cm" svg:x2="14cm" svg:y2="23.999cm">
          <text:p/>
        </draw:line>
        <draw:line draw:style-name="gr34" draw:text-style-name="P1" draw:layer="layout" svg:x1="15cm" svg:y1="18cm" svg:x2="15cm" svg:y2="23.999cm">
          <text:p/>
        </draw:line>
        <draw:line draw:style-name="gr34" draw:text-style-name="P1" draw:layer="layout" svg:x1="13.5cm" svg:y1="18.001cm" svg:x2="13.5cm" svg:y2="24cm">
          <text:p/>
        </draw:line>
        <draw:line draw:style-name="gr34" draw:text-style-name="P1" draw:layer="layout" svg:x1="14.5cm" svg:y1="18.001cm" svg:x2="14.5cm" svg:y2="24cm">
          <text:p/>
        </draw:line>
        <draw:line draw:style-name="gr34" draw:text-style-name="P1" draw:layer="layout" svg:x1="15.5cm" svg:y1="18.001cm" svg:x2="15.5cm" svg:y2="24cm">
          <text:p/>
        </draw:line>
        <draw:line draw:style-name="gr34" draw:text-style-name="P1" draw:layer="layout" svg:x1="17cm" svg:y1="18.022cm" svg:x2="17cm" svg:y2="24cm">
          <text:p/>
        </draw:line>
        <draw:line draw:style-name="gr34" draw:text-style-name="P1" draw:layer="layout" svg:x1="18cm" svg:y1="18.022cm" svg:x2="18cm" svg:y2="24cm">
          <text:p/>
        </draw:line>
        <draw:line draw:style-name="gr34" draw:text-style-name="P1" draw:layer="layout" svg:x1="16.5cm" svg:y1="18.022cm" svg:x2="16.5cm" svg:y2="24cm">
          <text:p/>
        </draw:line>
        <draw:line draw:style-name="gr34" draw:text-style-name="P1" draw:layer="layout" svg:x1="17.5cm" svg:y1="18.022cm" svg:x2="17.5cm" svg:y2="24cm">
          <text:p/>
        </draw:line>
        <draw:line draw:style-name="gr34" draw:text-style-name="P1" draw:layer="layout" svg:x1="18.5cm" svg:y1="18.022cm" svg:x2="18.5cm" svg:y2="24cm">
          <text:p/>
        </draw:line>
        <draw:custom-shape draw:style-name="gr33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2.8cm" svg:y1="22cm" svg:x2="19cm" svg:y2="22cm">
          <text:p/>
        </draw:line>
        <draw:frame draw:style-name="gr36" draw:text-style-name="P18" draw:layer="layout" svg:width="4.6cm" svg:height="1.25cm" svg:x="12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36" draw:text-style-name="P18" draw:layer="layout" svg:width="4.6cm" svg:height="1.25cm" svg:x="9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36" draw:text-style-name="P18" draw:layer="layout" svg:width="4.6cm" svg:height="1.25cm" svg:x="15.2cm" svg:y="23.15cm">
          <draw:text-box>
            <text:p text:style-name="P1"><text:span text:style-name="T12">1 <text:s/>2 <text:s/>3 <text:s/>4 <text:s/>5 <text:s/>6</text:span></text:p>
          </draw:text-box>
        </draw:frame>
        <draw:frame draw:style-name="gr47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7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6" draw:text-style-name="P1" draw:layer="layout" svg:x1="2.8cm" svg:y1="23cm" svg:x2="19cm" svg:y2="23cm">
          <text:p/>
        </draw:line>
        <draw:frame draw:style-name="gr36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7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47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7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7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7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49" draw:text-style-name="P19" draw:layer="layout" svg:x1="7.688cm" svg:y1="12.5cm" svg:x2="10.788cm" svg:y2="13.6cm">
          <text:p/>
        </draw:line>
        <draw:line draw:style-name="gr49" draw:text-style-name="P19" draw:layer="layout" svg:x1="8.588cm" svg:y1="12.5cm" svg:x2="14.788cm" svg:y2="13.5cm">
          <text:p/>
        </draw:line>
        <draw:line draw:style-name="gr49" draw:text-style-name="P19" draw:layer="layout" svg:x1="9.688cm" svg:y1="12.5cm" svg:x2="18.688cm" svg:y2="13.5cm">
          <text:p/>
        </draw:line>
        <draw:line draw:style-name="gr50" draw:text-style-name="P19" draw:layer="layout" svg:x1="10.788cm" svg:y1="13.6cm" svg:x2="13.7cm" svg:y2="14.4cm">
          <text:p/>
        </draw:line>
        <draw:line draw:style-name="gr50" draw:text-style-name="P19" draw:layer="layout" svg:x1="10.776cm" svg:y1="13.615cm" svg:x2="16.8cm" svg:y2="14.8cm">
          <text:p/>
        </draw:line>
        <draw:line draw:style-name="gr50" draw:text-style-name="P19" draw:layer="layout" svg:x1="14.8cm" svg:y1="13.5cm" svg:x2="11.7cm" svg:y2="14.4cm">
          <text:p/>
        </draw:line>
        <draw:line draw:style-name="gr50" draw:text-style-name="P19" draw:layer="layout" svg:x1="14.788cm" svg:y1="13.515cm" svg:x2="18.7cm" svg:y2="14.4cm">
          <text:p/>
        </draw:line>
        <draw:line draw:style-name="gr50" draw:text-style-name="P19" draw:layer="layout" svg:x1="18.7cm" svg:y1="13.5cm" svg:x2="15.7cm" svg:y2="14.4cm">
          <text:p/>
        </draw:line>
        <draw:line draw:style-name="gr50" draw:text-style-name="P19" draw:layer="layout" svg:x1="18.688cm" svg:y1="13.515cm" svg:x2="12.7cm" svg:y2="14.8cm">
          <text:p/>
        </draw:line>
        <draw:line draw:style-name="gr51" draw:text-style-name="P19" draw:layer="layout" svg:x1="7.3cm" svg:y1="18.5cm" svg:x2="10.3cm" svg:y2="19.5cm">
          <text:p/>
        </draw:line>
        <draw:line draw:style-name="gr51" draw:text-style-name="P19" draw:layer="layout" svg:x1="7.7cm" svg:y1="18.5cm" svg:x2="13.8cm" svg:y2="19.5cm">
          <text:p/>
        </draw:line>
        <draw:line draw:style-name="gr51" draw:text-style-name="P19" draw:layer="layout" svg:x1="8.2cm" svg:y1="18.5cm" svg:x2="17.3cm" svg:y2="19.5cm">
          <text:p/>
        </draw:line>
        <draw:line draw:style-name="gr52" draw:text-style-name="P19" draw:layer="layout" svg:x1="10.3cm" svg:y1="19.5cm" svg:x2="13.3cm" svg:y2="20.5cm">
          <text:p/>
        </draw:line>
        <draw:line draw:style-name="gr52" draw:text-style-name="P19" draw:layer="layout" svg:x1="10.288cm" svg:y1="19.53cm" svg:x2="16.3cm" svg:y2="20.5cm">
          <text:p/>
        </draw:line>
        <draw:line draw:style-name="gr52" draw:text-style-name="P19" draw:layer="layout" svg:x1="13.788cm" svg:y1="19.5cm" svg:x2="10.7cm" svg:y2="20.5cm">
          <text:p/>
        </draw:line>
        <draw:line draw:style-name="gr52" draw:text-style-name="P19" draw:layer="layout" svg:x1="13.801cm" svg:y1="19.531cm" svg:x2="16.8cm" svg:y2="20.5cm">
          <text:p/>
        </draw:line>
        <draw:line draw:style-name="gr52" draw:text-style-name="P19" draw:layer="layout" svg:x1="17.2cm" svg:y1="19.5cm" svg:x2="11.3cm" svg:y2="20.5cm">
          <text:p/>
        </draw:line>
        <draw:line draw:style-name="gr52" draw:text-style-name="P19" draw:layer="layout" svg:x1="17.2cm" svg:y1="19.5cm" svg:x2="14.3cm" svg:y2="20.5cm">
          <text:p/>
        </draw:line>
        <draw:line draw:style-name="gr51" draw:text-style-name="P19" draw:layer="layout" svg:x1="8.8cm" svg:y1="20.5cm" svg:x2="11.8cm" svg:y2="21.5cm">
          <text:p/>
        </draw:line>
        <draw:line draw:style-name="gr51" draw:text-style-name="P19" draw:layer="layout" svg:x1="9.2cm" svg:y1="20.5cm" svg:x2="15.3cm" svg:y2="21.5cm">
          <text:p/>
        </draw:line>
        <draw:line draw:style-name="gr51" draw:text-style-name="P19" draw:layer="layout" svg:x1="9.7cm" svg:y1="20.5cm" svg:x2="18.8cm" svg:y2="21.5cm">
          <text:p/>
        </draw:line>
        <draw:line draw:style-name="gr52" draw:text-style-name="P19" draw:layer="layout" svg:x1="11.8cm" svg:y1="21.5cm" svg:x2="14.8cm" svg:y2="22.5cm">
          <text:p/>
        </draw:line>
        <draw:line draw:style-name="gr52" draw:text-style-name="P19" draw:layer="layout" svg:x1="11.788cm" svg:y1="21.53cm" svg:x2="17.8cm" svg:y2="22.5cm">
          <text:p/>
        </draw:line>
        <draw:line draw:style-name="gr52" draw:text-style-name="P19" draw:layer="layout" svg:x1="15.288cm" svg:y1="21.5cm" svg:x2="12.2cm" svg:y2="22.5cm">
          <text:p/>
        </draw:line>
        <draw:line draw:style-name="gr52" draw:text-style-name="P19" draw:layer="layout" svg:x1="15.301cm" svg:y1="21.531cm" svg:x2="18.3cm" svg:y2="22.5cm">
          <text:p/>
        </draw:line>
        <draw:line draw:style-name="gr52" draw:text-style-name="P19" draw:layer="layout" svg:x1="18.7cm" svg:y1="21.5cm" svg:x2="12.8cm" svg:y2="22.5cm">
          <text:p/>
        </draw:line>
        <draw:line draw:style-name="gr52" draw:text-style-name="P19" draw:layer="layout" svg:x1="18.7cm" svg:y1="21.5cm" svg:x2="15.8cm" svg:y2="22.5cm">
          <text:p/>
        </draw:line>
        <draw:line draw:style-name="gr53" draw:text-style-name="P12" draw:layer="layout" svg:x1="12.409cm" svg:y1="7.976cm" svg:x2="8.442cm" svg:y2="6.918cm">
          <text:p text:style-name="P1"><text:span text:style-name="T9"/></text:p>
        </draw:line>
        <draw:frame draw:style-name="gr29" draw:text-style-name="P1" draw:layer="layout" svg:width="1.324cm" svg:height="0.442cm" svg:x="4.151cm" svg:y="12.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Linienende_20_3" draw:display-name="Linienende 3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0-18T14:02:55.988554000</dc:date>
    <meta:editing-duration>P8DT20H33M48S</meta:editing-duration>
    <meta:editing-cycles>262</meta:editing-cycles>
    <meta:generator>LibreOffice/4.2.6.3$MacOSX_x86 LibreOffice_project/3fd416d4c6db7d3204c17ce57a1d70f6e531ee21</meta:generator>
    <meta:document-statistic meta:object-count="351"/>
  </office:meta>
</office:document-meta>
</file>

<file path=Object 1/content.xml><?xml version="1.0" encoding="utf-8"?>
<math xmlns="http://www.w3.org/1998/Math/MathML" display="block">
  <semantics>
    <mrow>
      <mn>0</mn>
      <mspace width="4em"/>
      <mi mathvariant="italic">sec</mi>
    </mrow>
    <annotation encoding="StarMath 5.0">0 ~~ sec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space width="2em"/>
      <mi mathvariant="italic">sec</mi>
    </mrow>
    <annotation encoding="StarMath 5.0">T_0 ~ sec</annotation>
  </semantics>
</math>
</file>

<file path=Object 3/content.xml><?xml version="1.0" encoding="utf-8"?>
<math xmlns="http://www.w3.org/1998/Math/MathML" display="block">
  <semantics>
    <mrow>
      <mrow>
        <msub>
          <mi>T</mi>
          <mn>0</mn>
        </msub>
        <mo stretchy="false">+</mo>
        <mfrac>
          <mn>2</mn>
          <mn>3</mn>
        </mfrac>
      </mrow>
      <msub>
        <mi>T</mi>
        <mn>0</mn>
      </msub>
      <mspace width="2em"/>
      <mi mathvariant="italic">sec</mi>
    </mrow>
    <annotation encoding="StarMath 5.0">T_0 + {2} over {3} T_0 ~ sec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